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3" style:list-style-name="WWNum5"/>
    <style:style style:name="P3" style:family="paragraph" style:parent-style-name="Heading_20_3" style:list-style-name="">
      <style:text-properties fo:font-weight="normal" style:font-weight-asian="normal" style:font-weight-complex="normal"/>
    </style:style>
    <style:style style:name="P4" style:family="paragraph" style:parent-style-name="Heading_20_3" style:list-style-name="">
      <style:paragraph-properties fo:margin-left="1.27cm" fo:margin-right="0cm" fo:text-indent="-1.27cm" style:auto-text-indent="false"/>
      <style:text-properties fo:font-weight="normal" style:font-weight-asian="normal" style:font-weight-complex="normal"/>
    </style:style>
    <style:style style:name="P5" style:family="paragraph" style:parent-style-name="Heading_20_3" style:list-style-name="">
      <style:paragraph-properties fo:margin-left="0.635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-4008/GLO-7008<text:line-break/>Travail Pratique 2 : Questionnaire</text:p>
      <text:p text:style-name="Subtitle"><text:span text:style-name="T1">&lt;Equipe 4&gt;</text:span></text:p>
      <text:p text:style-name="Subtitle"><text:span text:style-name="T1">&lt;Ludovic HU&gt; - &lt;537 174 920&gt;</text:span></text:p>
      <text:p text:style-name="Subtitle"><text:span text:style-name="T1">&lt;Allan TARCY&gt; - &lt;&gt;</text:span></text:p>
      <text:p text:style-name="Subtitle"><text:span text:style-name="T1">&lt;Bappi RAHAMAN&gt; - &lt;&gt;</text:span></text:p>
      <text:list xml:id="list1375885797528138552" text:style-name="WWNum5">
        <text:list-item>
          <text:h text:style-name="P2" text:outline-level="3"><text:soft-page-break/><text:span text:style-name="T2">Combien d'années d'expérience avez-vous dans le développement de logiciels? 0</text:span></text:h>
        </text:list-item>
      </text:list>
      <text:h text:style-name="P3" text:outline-level="3"/>
      <text:list xml:id="list38456105" text:continue-numbering="true" text:style-name="WWNum5">
        <text:list-item>
          <text:h text:style-name="P2" text:outline-level="3"><text:span text:style-name="T2">Avez-vous déjà effectué une décomposition d'application en microservices? (Oui / Non) Non</text:span></text:h>
        </text:list-item>
      </text:list>
      <text:h text:style-name="P3" text:outline-level="3"/>
      <text:list xml:id="list2250346879773656224" text:style-name="Outline">
        <text:list-item>
          <text:h text:style-name="Heading_20_1" text:outline-level="1">Expérience de la tâche</text:h>
        </text:list-item>
      </text:list>
      <text:list xml:id="list38451850" text:continue-list="list38456105" text:style-name="WWNum5">
        <text:list-item>
          <text:h text:style-name="P2" text:outline-level="3"><text:span text:style-name="T2">Comment évalueriez-vous la difficulté de décomposer la première application en utilisant le protocole manuel (Très facile / Facile / Neutre / Difficile / Très difficile)? Pourquoi? Neutre, quelques fois ambigu et très chronophage mais pas particulièrement difficile. </text:span></text:h>
        </text:list-item>
      </text:list>
      <text:h text:style-name="P4" text:outline-level="3"/>
      <text:list xml:id="list38458821" text:continue-numbering="true" text:style-name="WWNum5">
        <text:list-item>
          <text:h text:style-name="P2" text:outline-level="3"><text:span text:style-name="T2">Sur une échelle de 1 à 5 (1 pas intuitif du tout et 5 très intuitif), à quel point Trouvez-vous le processus de décomposition manuelle intuitif? Pourquoi? 4 comme dit précédemment cela reste plutôt intuitif la plupart du temps.</text:span></text:h>
        </text:list-item>
      </text:list>
      <text:h text:style-name="P3" text:outline-level="3"/>
      <text:list xml:id="list38461931" text:continue-numbering="true" text:style-name="WWNum5">
        <text:list-item>
          <text:h text:style-name="P2" text:outline-level="3"><text:span text:style-name="T2">Combien de temps vous a-t-il fallu pour terminer la décomposition manuelle? Environ 3 heures.</text:span></text:h>
        </text:list-item>
      </text:list>
      <text:h text:style-name="P3" text:outline-level="3"/>
      <text:list xml:id="list38442535" text:continue-list="list2250346879773656224" text:style-name="Outline">
        <text:list-item>
          <text:h text:style-name="Heading_20_1" text:outline-level="1">Efficacité</text:h>
        </text:list-item>
      </text:list>
      <text:list xml:id="list38459620" text:continue-list="list38461931" text:style-name="WWNum5">
        <text:list-item>
          <text:h text:style-name="P2" text:outline-level="3"><text:span text:style-name="T2">Sur une échelle de 1 à 5 (1 pas efficace du tout et 5 très efficace), comment évalueriez-vous l'efficacité de l'approche de décomposition manuelle? Pourquoi? 2, très chronophage de passer chaque classe une à une et d'étudier manuellement toutes leurs dépendances, difficulté exponentielle avec la taille de l'application en plus de cela.</text:span></text:h>
        </text:list-item>
        <text:list-item>
          <text:h text:style-name="P2" text:outline-level="3"><text:span text:style-name="T2">Veuillez décrire les défis auxquels vous avez été confronté lors du processus de décomposition manuelle. Le temps que cela a pris et trouver tous les liens entre classes. Aussi, faire des décisions lorsque des classes en appelent beaucoup d'autres.</text:span></text:h>
        </text:list-item>
      </text:list>
      <text:h text:style-name="P5" text:outline-level="3"><text:soft-page-break/></text:h>
      <text:list xml:id="list38467093" text:continue-numbering="true" text:style-name="WWNum5">
        <text:list-item>
          <text:h text:style-name="P2" text:outline-level="3"><text:span text:style-name="T2">Quelle approche de décomposition automatique avez-vous trouvée la plus efficace et pourquoi?</text:span></text:h>
        </text:list-item>
      </text:list>
      <text:h text:style-name="P3" text:outline-level="3"/>
      <text:list xml:id="list38445879" text:continue-numbering="true" text:style-name="WWNum5">
        <text:list-item>
          <text:h text:style-name="P2" text:outline-level="3"><text:span text:style-name="T2">Les outils automatisés ont-ils fourni des décompositions claires et utiles (Oui / Non)? Pourquoi?</text:span></text:h>
        </text:list-item>
      </text:list>
      <text:h text:style-name="P3" text:outline-level="3"/>
      <text:list xml:id="list38448863" text:continue-numbering="true" text:style-name="WWNum5">
        <text:list-item>
          <text:h text:style-name="P2" text:outline-level="3"><text:span text:style-name="T2">Comment compareriez-vous le temps et les efforts nécessaires pour décomposer l'application à l'aide d'outils automatisés par rapport à l'approche manuelle?</text:span></text:h>
        </text:list-item>
      </text:list>
      <text:h text:style-name="P5" text:outline-level="3"/>
      <text:list xml:id="list38448944" text:continue-numbering="true" text:style-name="WWNum5">
        <text:list-item>
          <text:h text:style-name="P2" text:outline-level="3"><text:span text:style-name="T2">Dans quelle mesure êtes-vous confiant dans la maintenabilité et la scalabilité des microservices créés par chaque approche?</text:span></text:h>
        </text:list-item>
      </text:list>
      <text:h text:style-name="P5" text:outline-level="3"/>
      <text:list xml:id="list38465292" text:continue-numbering="true" text:style-name="WWNum5">
        <text:list-item>
          <text:h text:style-name="P2" text:outline-level="3"><text:span text:style-name="T2">Quel type de ressources ou de support supplémentaires auraient facilité le processus de décomposition?</text:span></text:h>
        </text:list-item>
      </text:list>
      <text:h text:style-name="P3" text:outline-level="3"/>
      <text:list xml:id="list38448379" text:continue-numbering="true" text:style-name="WWNum5">
        <text:list-item>
          <text:h text:style-name="P2" text:outline-level="3"><text:span text:style-name="T2">Globalement, quelle approche préféreriez-vous pour décomposer des applications en microservices et pourquoi?</text:span></text:h>
        </text:list-item>
      </text:list>
      <text:h text:style-name="P5" text:outline-level="3"/>
      <text:list xml:id="list38468313" text:continue-numbering="true" text:style-name="WWNum5">
        <text:list-item>
          <text:h text:style-name="P2" text:outline-level="3"><text:span text:style-name="T2">Dans quels scénarios envisagez-vous que les outils de décomposition automatisés seraient les plus bénéfiques?</text:span></text:h>
        </text:list-item>
      </text:list>
      <text:h text:style-name="P5" text:outline-level="3"/>
      <text:list xml:id="list38451635" text:continue-numbering="true" text:style-name="WWNum5">
        <text:list-item>
          <text:h text:style-name="P2" text:outline-level="3"><text:span text:style-name="T2">Y a-t-il des défis techniques spécifiques avec les outils automatisés que vous souhaitez souligner?</text:span></text:h>
        </text:list-item>
      </text:list>
      <text:h text:style-name="P5" text:outline-level="3"/>
      <text:list xml:id="list38438264" text:continue-numbering="true" text:style-name="WWNum5">
        <text:list-item>
          <text:h text:style-name="P2" text:outline-level="3"><text:span text:style-name="T2">Dans quelle mesure les outils automatisés que vous avez utilisés délimitent-ils efficacement les « bounded contexts » au sein d'une architecture microservices?</text:span></text:h>
        </text:list-item>
      </text:list>
      <text:p text:style-name="Standard"/>
      <text:h text:style-name="P5" text:outline-level="3"><text:soft-page-break/></text:h>
      <text:list xml:id="list38454306" text:continue-list="list38442535" text:style-name="Outline">
        <text:list-item>
          <text:h text:style-name="Heading_20_1" text:outline-level="1">Satisfaction de l'utilisateur</text:h>
        </text:list-item>
      </text:list>
      <text:list xml:id="list38449509" text:continue-list="list38438264" text:style-name="WWNum5">
        <text:list-item>
          <text:h text:style-name="P2" text:outline-level="3"><text:span text:style-name="T2">Dans quelle mesure êtes-vous satisfait du résultat du processus de décomposition manuelle par rapport à l'automatisation? (Très insatisfait / Insatisfait / Neutre / Satisfait / Très satisfait) (pourquoi?)</text:span></text:h>
        </text:list-item>
      </text:list>
      <text:h text:style-name="P5" text:outline-level="3"/>
      <text:list xml:id="list38436935" text:continue-numbering="true" text:style-name="WWNum5">
        <text:list-item>
          <text:h text:style-name="P2" text:outline-level="3"><text:span text:style-name="T2">Quels aspects des outils automatisés pensez-vous avoir besoin d'amélioration?</text:span></text:h>
        </text:list-item>
      </text:list>
      <text:h text:style-name="P5" text:outline-level="3"/>
      <text:list xml:id="list38459475" text:continue-numbering="true" text:style-name="WWNum5">
        <text:list-item>
          <text:h text:style-name="P2" text:outline-level="3"><text:span text:style-name="T2">Envisageriez-vous d'utiliser les outils automatisés de décomposition pour des projets futurs? (Certainement pas / Peu probable / Peut-être / Probable / Certainement)</text:span></text:h>
        </text:list-item>
      </text:list>
      <text:h text:style-name="P3" text:outline-level="3"/>
      <text:h text:style-name="P3" text:outline-level="3"/>
      <text:list xml:id="list38447118" text:continue-list="list38454306" text:style-name="Outline">
        <text:list-item>
          <text:h text:style-name="Heading_20_1" text:outline-level="1">Feedback ouvert</text:h>
        </text:list-item>
      </text:list>
      <text:list xml:id="list38436726" text:continue-list="list38459475" text:style-name="WWNum5">
        <text:list-item>
          <text:h text:style-name="P2" text:outline-level="3"><text:span text:style-name="T2">Veuillez fournir tout commentaire ou suggestion supplémentaire concernant les processus de décomposition que vous avez essayé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a" style:font-name="Liberation Serif" fo:font-size="12pt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 fo:text-align="justify" style:justify-single-word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212cm" fo:keep-with-next="always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0cm" fo:margin-top="0.353cm" fo:margin-bottom="0.212cm" fo:text-indent="0cm" style:auto-text-indent="false" fo:keep-with-next="always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47cm" fo:margin-bottom="0.212cm" fo:keep-with-next="always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name-complex="Mangal" style:font-size-complex="10.5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center" style:justify-single-word="false" fo:keep-with-next="always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106cm" fo:margin-bottom="0.212cm" fo:text-align="center" style:justify-single-word="false" fo:keep-with-next="always"/>
      <style:text-properties style:font-name="Liberation Sans"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ext_20_body" style:default-outline-level="" style:list-style-name="">
      <style:paragraph-properties fo:text-align="start" style:justify-single-word="false"/>
      <style:text-properties style:font-name="Liberation Mono"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name-complex="Mangal" style:font-size-complex="10.5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a" style:font-name="Liberation Sans" fo:font-size="18pt" fo:font-weight="bold" style:font-name-asian="Noto Sans CJK SC Regular" style:font-size-asian="18pt" style:language-asian="zh" style:country-asian="CN" style:font-weight-asian="bold" style:font-name-complex="FreeSans" style:font-size-complex="18pt" style:language-complex="hi" style:country-complex="IN" style:font-weight-complex="bold"/>
    </style:style>
    <style:style style:name="Heading_20_2_20_Char" style:display-name="Heading 2 Char" style:family="text" style:parent-style-name="Default_20_Paragraph_20_Font">
      <style:text-properties fo:color="#00000a" style:font-name="Liberation Sans" fo:font-size="16pt" fo:font-weight="bold" style:font-name-asian="Noto Sans CJK SC Regular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Heading_20_3_20_Char" style:display-name="Heading 3 Char" style:family="text" style:parent-style-name="Default_20_Paragraph_20_Font">
      <style:text-properties fo:color="#00000a" style:font-name="Liberation Sans" fo:font-size="14pt" fo:font-weight="bold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Inline_20_code" style:display-name="Inline code" style:family="text" style:parent-style-name="Default_20_Paragraph_20_Font">
      <style:text-properties style:font-name="Liberation Mono" fo:font-size="11pt" fo:font-weight="bold" style:font-name-asian="Nimbus Mono L" style:font-size-asian="11pt" style:font-weight-asian="bold" style:font-name-complex="Liberation Mono1"/>
    </style:style>
    <style:style style:name="Body_20_Text_20_Char" style:display-name="Body Text Char" style:family="text" style:parent-style-name="Default_20_Paragraph_20_Font">
      <style:text-properties fo:color="#00000a" style:font-name="Liberation Serif" fo:font-size="12pt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itle_20_Char" style:display-name="Title Char" style:family="text" style:parent-style-name="Default_20_Paragraph_20_Font">
      <style:text-properties fo:color="#00000a" style:font-name="Liberation Sans" fo:font-size="28pt" fo:font-weight="bold" style:font-name-asian="Noto Sans CJK SC Regular" style:font-size-asian="28pt" style:language-asian="zh" style:country-asian="CN" style:font-weight-asian="bold" style:font-name-complex="FreeSans" style:font-size-complex="28pt" style:language-complex="hi" style:country-complex="IN" style:font-weight-complex="bold"/>
    </style:style>
    <style:style style:name="Subtitle_20_Char" style:display-name="Subtitle Char" style:family="text" style:parent-style-name="Default_20_Paragraph_20_Font">
      <style:text-properties fo:color="#00000a" style:font-name="Liberation Sans" fo:font-size="18pt" style:font-name-asian="Noto Sans CJK SC Regular" style:font-size-asian="18pt" style:language-asian="zh" style:country-asian="CN" style:font-name-complex="FreeSans" style:font-size-complex="18pt" style:language-complex="hi" style:country-complex="IN"/>
    </style:style>
    <style:style style:name="Heading_20_4_20_Char" style:display-name="Heading 4 Char" style:family="text" style:parent-style-name="Default_20_Paragraph_20_Font">
      <style:text-properties fo:color="#2f5496" style:font-name="Calibri Light" fo:font-size="12pt" fo:font-style="italic" style:font-size-asian="12pt" style:language-asian="zh" style:country-asian="CN" style:font-style-asian="italic" style:font-name-complex="Mangal" style:font-size-complex="10.5pt" style:language-complex="hi" style:country-complex="IN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-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a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56" style:layout-grid-base-height="0.369cm" style:layout-grid-ruby-height="0.055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ied Mohamed Aymen</meta:initial-creator>
    <meta:editing-cycles>6</meta:editing-cycles>
    <meta:creation-date>2023-11-27T15:18:00</meta:creation-date>
    <dc:date>2023-12-21T18:20:49.68</dc:date>
    <meta:editing-duration>PT17M14S</meta:editing-duration>
    <meta:generator>OpenOffice/4.1.14$Win32 OpenOffice.org_project/4114m1$Build-9811</meta:generator>
    <meta:document-statistic meta:table-count="0" meta:image-count="0" meta:object-count="0" meta:page-count="4" meta:paragraph-count="29" meta:word-count="469" meta:character-count="32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